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de_20_Snippet">
      <style:text-properties officeooo:rsid="00b20902" officeooo:paragraph-rsid="00015fcd"/>
    </style:style>
    <style:style style:name="P2" style:family="paragraph" style:parent-style-name="Text_20_body">
      <style:paragraph-properties fo:text-align="start" style:justify-single-word="false"/>
      <style:text-properties fo:font-style="italic" fo:font-weight="bold" officeooo:rsid="00b20902" officeooo:paragraph-rsid="00015fcd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tyle="italic" officeooo:rsid="00b20902" officeooo:paragraph-rsid="00015fcd" style:font-style-asian="italic" style:font-style-complex="italic"/>
    </style:style>
    <style:style style:name="P4" style:family="paragraph" style:parent-style-name="Text_20_body">
      <style:text-properties fo:font-style="normal" officeooo:rsid="00a9be7f" officeooo:paragraph-rsid="00015fcd" style:font-style-asian="normal" style:font-style-complex="normal"/>
    </style:style>
    <style:style style:name="P5" style:family="paragraph" style:parent-style-name="Text_20_body">
      <style:text-properties officeooo:paragraph-rsid="00015fcd"/>
    </style:style>
    <style:style style:name="P6" style:family="paragraph" style:parent-style-name="Heading_20_2">
      <style:text-properties officeooo:rsid="009f5b56" officeooo:paragraph-rsid="00015fc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officeooo:rsid="00a9be7f" style:font-style-asian="normal" style:font-style-complex="normal"/>
    </style:style>
    <style:style style:name="T3" style:family="text">
      <style:text-properties officeooo:rsid="00a9be7f"/>
    </style:style>
    <style:style style:name="T4" style:family="text">
      <style:text-properties fo:font-style="italic" officeooo:rsid="00a9be7f" style:font-style-asian="italic" style:font-style-complex="italic"/>
    </style:style>
    <style:style style:name="T5" style:family="text">
      <style:text-properties officeooo:rsid="00f11e12"/>
    </style:style>
    <style:style style:name="T6" style:family="text">
      <style:text-properties officeooo:rsid="00dc6490"/>
    </style:style>
    <style:style style:name="T7" style:family="text">
      <style:text-properties officeooo:rsid="00dc72dc"/>
    </style:style>
    <style:style style:name="T8" style:family="text">
      <style:text-properties officeooo:rsid="000332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Configuration Files</text:h>
      <text:p text:style-name="P5"><text:tab/><text:span text:style-name="T3">More fully-featured Hugo interpreters have the ability to write to an external file. <text:s/>Games like </text:span><text:span text:style-name="T4">Future Boy </text:span><text:span text:style-name="T2">use this to save settings; my little joke game uses it to share information between two different compiled games. <text:s/>You could use the system for these reasons or plenty of others!</text:span></text:p>
      <text:p text:style-name="P4"><text:tab/>Along the way, I decided it was worthwhile to write a configuration file manager. <text:s/>For one thing, s<text:span text:style-name="T5">everal</text:span> of the extensions I wrote had the ability to write to configuration file, and it seemed wasteful to have each of them write to a separate file and <text:span text:style-name="T5">unreasonable</text:span> to expect every author to replace everything so it could be written to one file every time. <text:s/>Furthermore, it<text:span text:style-name="T6">’</text:span>s easy to confuse reading from and writing to a configuration file; if you make a new compile that adds a new unexpected value to the configuration file, when it comes to read it, the game often misreads what is supposed to be what.</text:p>
      <text:p text:style-name="P4"><text:tab/>To this end, I created a configuration file system that stacks what instructions are to be followed and checks for certain values here and there. <text:s/>If something new has been added that messes up the order, it goes, “ok, this isn<text:span text:style-name="T7">’</text:span>t right” and throws out the whole configuration file and starts anew.</text:p>
      <text:p text:style-name="P1">#<text:span text:style-name="T8">include “configuration.h”</text:span></text:p>
      <text:p text:style-name="P3"><text:span text:style-name="T8">including</text:span> the configuration file manager</text:p>
      <text:p text:style-name="P1">object jukebox_config "Next Day Jukebox v1"</text:p>
      <text:p text:style-name="P1">{</text:p>
      <text:p text:style-name="P1"><text:tab/>in config_instructions</text:p>
      <text:p text:style-name="P1"><text:tab/>name_sum 0 <text:s/>! we don't need a value here but we need the slot</text:p>
      <text:p text:style-name="P1"><text:tab/>first_time 1 ! if you want a pre-game question/menu only the first time</text:p>
      <text:p text:style-name="P1"><text:s text:c="20"/>! the game is run, put a true value here</text:p>
      <text:p text:style-name="P1"><text:tab/>load_info</text:p>
      <text:p text:style-name="P1"><text:tab/>{</text:p>
      <text:p text:style-name="P1"><text:tab/><text:tab/>play_music = readval</text:p>
      <text:p text:style-name="P1">!<text:tab/><text:tab/>self.first_time = readval <text:s/>! uncomment if you want the setup to</text:p>
      <text:p text:style-name="P1"><text:s text:c="40"/>! run only the first time ever</text:p>
      <text:p text:style-name="P1"><text:tab/>}</text:p>
      <text:p text:style-name="P1"><text:tab/>save_info</text:p>
      <text:p text:style-name="P1"><text:tab/>{</text:p>
      <text:p text:style-name="P1"><text:tab/><text:tab/>writeval play_music</text:p>
      <text:p text:style-name="P1">!<text:tab/><text:tab/>writeval self.first_time <text:s text:c="2"/>! uncomment if you want the setup to run only</text:p>
      <text:p text:style-name="P1"><text:s text:c="33"/>! the first time ever</text:p>
      <text:p text:style-name="P1"><text:tab/>}</text:p>
      <text:p text:style-name="P1"><text:tab/>setup ! This property routine gets called at game start</text:p>
      <text:p text:style-name="P1"><text:tab/>{</text:p>
      <text:p text:style-name="P1"><text:tab/><text:tab/>if self.first_time</text:p>
      <text:p text:style-name="P1"><text:tab/><text:tab/>{</text:p>
      <text:p text:style-name="P1"><text:tab/><text:tab/><text:tab/>self.first_time = 0</text:p>
      <text:p text:style-name="P1"><text:tab/><text:tab/><text:tab/>print "Do you want to play this game with music? ";</text:p>
      <text:p text:style-name="P1"><text:tab/><text:tab/><text:tab/>play_music = YesOrNo</text:p>
      <text:p text:style-name="P1"><text:tab/><text:tab/><text:tab/>return true ! returning true will cause InitScreen to be called</text:p>
      <text:p text:style-name="P1"><text:tab/><text:tab/>}</text:p>
      <text:p text:style-name="P1"><text:tab/>}</text:p>
      <text:p text:style-name="P1">}</text:p>
      <text:p text:style-name="P3">example configuration file object</text:p>
      <text:p text:style-name="P2"><text:tab/><text:span text:style-name="T1">So, as you can see, the file-writing and file-reading instructions for your game go in the </text:span><text:span text:style-name="code_20_style"><text:span text:style-name="T1">load_info</text:span></text:span><text:span text:style-name="T1"> and </text:span><text:span text:style-name="code_20_style"><text:span text:style-name="T1">save_info</text:span></text:span><text:span text:style-name="T1"> properties. <text:s text:c="2"/>Any pre-game questions go in the </text:span><text:span text:style-name="code_20_style"><text:span text:style-name="T1">setup</text:span></text:span><text:span text:style-name="T1"> property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/>
      <style:text-properties style:font-name="DejaVu Serif" fo:font-family="'DejaVu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Code_20_Snippet" style:display-name="Code Snippet" style:family="paragraph" style:parent-style-name="Standard" style:class="text" style:master-page-name="">
      <loext:graphic-properties draw:fill="solid" draw:fill-color="#dddddd" draw:opacity="100%"/>
      <style:paragraph-properties fo:margin-left="0.5in" fo:margin-right="0.5in" fo:text-indent="0in" style:auto-text-indent="false" style:page-number="auto" fo:background-color="#dddddd" style:shadow="none"/>
      <style:text-properties style:font-name="Courier New" fo:font-family="'Courier New'" style:font-style-name="Regular" style:font-family-generic="modern" style:font-pitch="fixed" fo:font-size="9pt" style:font-size-asian="10.5pt"/>
    </style:style>
    <style:style style:name="code_20_style" style:display-name="code style" style:family="text">
      <style:text-properties style:font-name="Courier New" fo:font-family="'Courier New'" style:font-style-name="Regular" style:font-family-generic="modern" style:font-pitch="fixe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4-01T01:47:55.560000000</dc:date>
    <meta:editing-duration>PT2M5S</meta:editing-duration>
    <meta:editing-cycles>2</meta:editing-cycles>
    <meta:document-statistic meta:table-count="0" meta:image-count="0" meta:object-count="0" meta:page-count="1" meta:paragraph-count="37" meta:word-count="389" meta:character-count="2338" meta:non-whitespace-character-count="1842"/>
  </office:meta>
</office:document-meta>
</file>